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94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3" style:family="graphic" style:parent-style-name="standard">
      <style:graphic-properties svg:stroke-width="0.106cm" svg:stroke-color="#000000" draw:marker-start-width="0.358cm" draw:marker-end-width="0.358cm" draw:fill-color="#dddddd" draw:textarea-horizontal-align="justify" draw:textarea-vertical-align="middle" draw:auto-grow-height="false" fo:min-height="1.445cm" fo:min-width="4.167cm" fo:padding-top="0.177cm" fo:padding-bottom="0.177cm" fo:padding-left="0.302cm" fo:padding-right="0.302cm"/>
      <style:paragraph-properties style:writing-mode="lr-tb"/>
    </style:style>
    <style:style style:name="gr4" style:family="graphic" style:parent-style-name="objectwithoutfill">
      <style:graphic-properties svg:stroke-color="#000000" draw:marker-end="Arrowheads_20_2" draw:marker-end-width="0.3cm" draw:fill="none" draw:textarea-vertical-align="middle"/>
    </style:style>
    <style:style style:name="gr5" style:family="graphic" style:parent-style-name="standard">
      <style:graphic-properties svg:stroke-width="0.106cm" svg:stroke-color="#000000" draw:marker-start-width="0.358cm" draw:marker-end-width="0.358cm" draw:fill-color="#dddddd" draw:textarea-horizontal-align="justify" draw:textarea-vertical-align="middle" draw:auto-grow-height="false" fo:min-height="2.173cm" fo:min-width="2.757cm" fo:padding-top="0.177cm" fo:padding-bottom="0.177cm" fo:padding-left="0.302cm" fo:padding-right="0.302cm"/>
      <style:paragraph-properties style:writing-mode="lr-tb"/>
    </style:style>
    <style:style style:name="gr6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7" style:family="graphic" style:parent-style-name="standard">
      <style:graphic-properties draw:stroke="none" svg:stroke-color="#000000" draw:fill="none" draw:fill-color="#ffffff" fo:min-height="0.477cm"/>
      <style:paragraph-properties style:writing-mode="lr-tb"/>
    </style:style>
    <style:style style:name="gr8" style:family="graphic" style:parent-style-name="standard">
      <style:graphic-properties svg:stroke-width="0.106cm" svg:stroke-color="#000000" draw:marker-start-width="0.358cm" draw:marker-end-width="0.358cm" draw:fill-color="#dddddd" draw:textarea-horizontal-align="justify" draw:textarea-vertical-align="middle" draw:auto-grow-height="false" fo:min-height="2.173cm" fo:min-width="3.549cm" fo:padding-top="0.177cm" fo:padding-bottom="0.177cm" fo:padding-left="0.302cm" fo:padding-right="0.302cm"/>
      <style:paragraph-properties style:writing-mode="lr-tb"/>
    </style:style>
    <style:style style:name="gr9" style:family="graphic" style:parent-style-name="standard">
      <style:graphic-properties svg:stroke-width="0.106cm" svg:stroke-color="#000000" draw:marker-start-width="0.358cm" draw:marker-end-width="0.358cm" draw:fill-color="#dddddd" draw:textarea-horizontal-align="justify" draw:textarea-vertical-align="middle" draw:auto-grow-height="false" fo:min-height="2.173cm" fo:min-width="3.505cm" fo:padding-top="0.177cm" fo:padding-bottom="0.177cm" fo:padding-left="0.302cm" fo:padding-right="0.30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11" style:family="graphic" style:parent-style-name="standard">
      <style:graphic-properties svg:stroke-width="0.106cm" svg:stroke-color="#000000" draw:marker-start-width="0.358cm" draw:marker-end-width="0.358cm" draw:fill-color="#dddddd" draw:textarea-horizontal-align="justify" draw:textarea-vertical-align="middle" draw:auto-grow-height="false" fo:min-height="1.543cm" fo:min-width="1.784cm" fo:padding-top="0.177cm" fo:padding-bottom="0.177cm" fo:padding-left="0.302cm" fo:padding-right="0.302cm"/>
      <style:paragraph-properties style:writing-mode="lr-tb"/>
    </style:style>
    <style:style style:name="gr12" style:family="graphic" style:parent-style-name="standard">
      <style:graphic-properties svg:stroke-width="0.106cm" svg:stroke-color="#000000" draw:marker-start-width="0.358cm" draw:marker-end-width="0.358cm" draw:fill-color="#dddddd" draw:textarea-horizontal-align="justify" draw:textarea-vertical-align="middle" draw:auto-grow-height="false" fo:min-height="1.341cm" fo:min-width="4.063cm" fo:padding-top="0.177cm" fo:padding-bottom="0.177cm" fo:padding-left="0.302cm" fo:padding-right="0.302cm"/>
      <style:paragraph-properties style:writing-mode="lr-tb"/>
    </style:style>
    <style:style style:name="gr13" style:family="graphic" style:parent-style-name="standard">
      <style:graphic-properties svg:stroke-width="0.106cm" svg:stroke-color="#000000" draw:marker-start-width="0.358cm" draw:marker-end-width="0.358cm" draw:fill-color="#dddddd" draw:textarea-horizontal-align="justify" draw:textarea-vertical-align="middle" draw:auto-grow-height="false" fo:min-height="2.09cm" fo:min-width="2.935cm" fo:padding-top="0.177cm" fo:padding-bottom="0.177cm" fo:padding-left="0.302cm" fo:padding-right="0.302cm"/>
      <style:paragraph-properties style:writing-mode="lr-tb"/>
    </style:style>
    <style:style style:name="P1" style:family="paragraph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>
      <loext:graphic-properties draw:fill="none" draw:fill-color="#ffffff"/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-color="#dddddd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8.372cm" svg:height="1.19cm" svg:x="12.065cm" svg:y="0.664cm">
          <draw:text-box>
            <text:p text:style-name="P1"><text:span text:style-name="T1">OpenIntro decision tree</text:span></text:p>
          </draw:text-box>
        </draw:frame>
        <draw:frame draw:style-name="gr2" draw:text-style-name="P2" draw:layer="layout" svg:width="8.055cm" svg:height="1.673cm" svg:x="1.929cm" svg:y="0.773cm">
          <draw:text-box>
            <text:p text:style-name="P1"><text:span text:style-name="T1">OpenStax decision tree</text:span></text:p>
          </draw:text-box>
        </draw:frame>
        <draw:custom-shape draw:style-name="gr3" draw:text-style-name="P4" draw:layer="layout" svg:width="4.667cm" svg:height="1.695cm" svg:x="3.236cm" svg:y="2.21cm">
          <text:p text:style-name="P3">Sample mean or proportion?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5.049cm" svg:y1="3.994cm" svg:x2="3.639cm" svg:y2="5.263cm">
          <text:p/>
        </draw:line>
        <draw:custom-shape draw:style-name="gr5" draw:text-style-name="P4" draw:layer="layout" svg:width="3.361cm" svg:height="2.527cm" svg:x="1.006cm" svg:y="5.955cm">
          <text:p text:style-name="P3">Z-test</text:p>
          <text:p text:style-name="P3"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2.655cm" svg:height="1.139cm" svg:x="1.511cm" svg:y="7.2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7" draw:text-style-name="P6" draw:layer="layout" svg:width="4.895cm" svg:height="0.962cm" svg:x="0.847cm" svg:y="5.042cm">
          <draw:text-box>
            <text:p>Proportion</text:p>
          </draw:text-box>
        </draw:frame>
        <draw:custom-shape draw:style-name="gr8" draw:text-style-name="P4" draw:layer="layout" svg:width="4.153cm" svg:height="2.527cm" svg:x="5.284cm" svg:y="6.025cm">
          <text:p text:style-name="P3"/>
          <text:p text:style-name="P3">Population normally distributed?</text:p>
          <text:p text:style-name="P3"/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4.895cm" svg:height="0.962cm" svg:x="5.213cm" svg:y="5.024cm">
          <draw:text-box>
            <text:p>Mean</text:p>
          </draw:text-box>
        </draw:frame>
        <draw:line draw:style-name="gr4" draw:text-style-name="P5" draw:layer="layout" svg:x1="6.131cm" svg:y1="3.984cm" svg:x2="7.74cm" svg:y2="5.682cm">
          <text:p/>
        </draw:line>
        <draw:custom-shape draw:style-name="gr9" draw:text-style-name="P4" draw:layer="layout" svg:width="4.109cm" svg:height="2.527cm" svg:x="1.338cm" svg:y="10.329cm">
          <text:p text:style-name="P3"/>
          <text:p text:style-name="P3">Population <text:s/>σ known?</text:p>
          <text:p text:style-name="P3"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1.622cm" svg:height="0.962cm" svg:x="1.267cm" svg:y="9.328cm">
          <draw:text-box>
            <text:p>Yes</text:p>
          </draw:text-box>
        </draw:frame>
        <draw:line draw:style-name="gr4" draw:text-style-name="P5" draw:layer="layout" svg:x1="6.617cm" svg:y1="8.813cm" svg:x2="3.948cm" svg:y2="10.135cm">
          <text:p/>
        </draw:line>
        <draw:custom-shape draw:style-name="gr11" draw:text-style-name="P4" draw:layer="layout" svg:width="2.388cm" svg:height="1.897cm" svg:x="1.207cm" svg:y="14.831cm">
          <text:p text:style-name="P3"/>
          <text:p text:style-name="P3">Z-test</text:p>
          <text:p text:style-name="P3"/>
          <text:p text:style-name="P3"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1.665cm" svg:height="0.962cm" svg:x="1.136cm" svg:y="13.83cm">
          <draw:text-box>
            <text:p>Yes</text:p>
          </draw:text-box>
        </draw:frame>
        <draw:frame draw:style-name="gr6" draw:text-style-name="P3" draw:layer="layout" svg:width="1.435cm" svg:height="0.825cm" svg:x="1.667cm" svg:y="15.809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custom-shape draw:style-name="gr11" draw:text-style-name="P4" draw:layer="layout" svg:width="2.388cm" svg:height="1.897cm" svg:x="3.946cm" svg:y="14.835cm">
          <text:p text:style-name="P3"/>
          <text:p text:style-name="P3">T-test</text:p>
          <text:p text:style-name="P3"/>
          <text:p text:style-name="P3"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1.665cm" svg:height="0.962cm" svg:x="3.875cm" svg:y="13.834cm">
          <draw:text-box>
            <text:p>No</text:p>
          </draw:text-box>
        </draw:frame>
        <draw:frame draw:style-name="gr6" draw:text-style-name="P3" draw:layer="layout" svg:width="1.435cm" svg:height="1.041cm" svg:x="4.406cm" svg:y="15.615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line draw:style-name="gr4" draw:text-style-name="P5" draw:layer="layout" svg:x1="3.516cm" svg:y1="13.047cm" svg:x2="2.779cm" svg:y2="14.369cm">
          <text:p/>
        </draw:line>
        <draw:line draw:style-name="gr4" draw:text-style-name="P5" draw:layer="layout" svg:x1="4.656cm" svg:y1="13.091cm" svg:x2="5.359cm" svg:y2="14.501cm">
          <text:p/>
        </draw:line>
        <draw:custom-shape draw:style-name="gr9" draw:text-style-name="P4" draw:layer="layout" svg:width="4.109cm" svg:height="2.527cm" svg:x="5.969cm" svg:y="10.355cm">
          <text:p text:style-name="P3"/>
          <text:p text:style-name="P3">At least 30 in sample?</text:p>
          <text:p text:style-name="P3"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1.622cm" svg:height="0.962cm" svg:x="5.898cm" svg:y="9.354cm">
          <draw:text-box>
            <text:p>No</text:p>
          </draw:text-box>
        </draw:frame>
        <draw:line draw:style-name="gr4" draw:text-style-name="P5" draw:layer="layout" svg:x1="6.924cm" svg:y1="8.746cm" svg:x2="8.579cm" svg:y2="10.161cm">
          <text:p/>
        </draw:line>
        <draw:custom-shape draw:style-name="gr11" draw:text-style-name="P4" draw:layer="layout" svg:width="2.388cm" svg:height="1.897cm" svg:x="6.884cm" svg:y="14.883cm">
          <text:p text:style-name="P3"/>
          <text:p text:style-name="P3">Z-test</text:p>
          <text:p text:style-name="P3"/>
          <text:p text:style-name="P3"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1.665cm" svg:height="0.962cm" svg:x="6.813cm" svg:y="13.882cm">
          <draw:text-box>
            <text:p>Yes</text:p>
          </draw:text-box>
        </draw:frame>
        <draw:frame draw:style-name="gr6" draw:text-style-name="P3" draw:layer="layout" svg:width="1.435cm" svg:height="1.041cm" svg:x="7.344cm" svg:y="15.663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line draw:style-name="gr4" draw:text-style-name="P5" draw:layer="layout" svg:x1="8.295cm" svg:y1="13.047cm" svg:x2="8.358cm" svg:y2="14.567cm">
          <text:p/>
        </draw:line>
        <draw:custom-shape draw:style-name="gr12" draw:text-style-name="P4" draw:layer="layout" svg:width="4.667cm" svg:height="1.695cm" svg:x="13.258cm" svg:y="2.298cm">
          <text:p text:style-name="P3">Sample mean or proportion?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15.071cm" svg:y1="4.082cm" svg:x2="13.661cm" svg:y2="5.351cm">
          <text:p/>
        </draw:line>
        <draw:custom-shape draw:style-name="gr5" draw:text-style-name="P4" draw:layer="layout" svg:width="3.361cm" svg:height="2.527cm" svg:x="11.028cm" svg:y="6.043cm">
          <text:p text:style-name="P3">Z-test</text:p>
          <text:p text:style-name="P3"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2.655cm" svg:height="1.139cm" svg:x="11.533cm" svg:y="7.348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7" draw:text-style-name="P6" draw:layer="layout" svg:width="4.895cm" svg:height="0.962cm" svg:x="10.869cm" svg:y="5.13cm">
          <draw:text-box>
            <text:p>Proportion</text:p>
          </draw:text-box>
        </draw:frame>
        <draw:frame draw:style-name="gr7" draw:text-style-name="P6" draw:layer="layout" svg:width="4.895cm" svg:height="0.962cm" svg:x="15.235cm" svg:y="5.112cm">
          <draw:text-box>
            <text:p>Mean</text:p>
          </draw:text-box>
        </draw:frame>
        <draw:line draw:style-name="gr4" draw:text-style-name="P5" draw:layer="layout" svg:x1="16.153cm" svg:y1="4.072cm" svg:x2="17.762cm" svg:y2="5.77cm">
          <text:p/>
        </draw:line>
        <draw:custom-shape draw:style-name="gr13" draw:text-style-name="P4" draw:layer="layout" svg:width="3.539cm" svg:height="2.444cm" svg:x="15.578cm" svg:y="6.126cm">
          <text:p text:style-name="P3"/>
          <text:p text:style-name="P3">T-test</text:p>
          <text:p text:style-name="P3"/>
          <text:p text:style-name="P3"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1.435cm" svg:height="1.041cm" svg:x="16.633cm" svg:y="7.347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17.7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5-14T12:24:07.505000000</meta:creation-date>
    <dc:date>2025-05-14T12:58:21.410000000</dc:date>
    <meta:editing-duration>PT34M14S</meta:editing-duration>
    <meta:editing-cycles>2</meta:editing-cycles>
    <meta:generator>LibreOffice/7.4.2.3$Windows_X86_64 LibreOffice_project/382eef1f22670f7f4118c8c2dd222ec7ad009daf</meta:generator>
    <meta:document-statistic meta:object-count="37"/>
  </office:meta>
</office:document-meta>
</file>

<file path=Object 1/content.xml><?xml version="1.0" encoding="utf-8"?>
<math xmlns="http://www.w3.org/1998/Math/MathML" display="block">
  <semantics>
    <mrow>
      <mi mathvariant="italic">SE</mi>
      <mo stretchy="false">=</mo>
      <msqrt>
        <mfrac>
          <mrow>
            <mi>p</mi>
            <mrow>
              <mo fence="true" form="prefix" stretchy="false">(</mo>
              <mrow>
                <mrow>
                  <mn>1</mn>
                  <mo stretchy="false">−</mo>
                  <mi>p</mi>
                </mrow>
              </mrow>
              <mo fence="true" form="postfix" stretchy="false">)</mo>
            </mrow>
          </mrow>
          <mi>n</mi>
        </mfrac>
      </msqrt>
    </mrow>
    <annotation encoding="StarMath 5.0">SE= sqrt{ {p(1-p)} over n }</annotation>
  </semantics>
</math>
</file>

<file path=Object 2/content.xml><?xml version="1.0" encoding="utf-8"?>
<math xmlns="http://www.w3.org/1998/Math/MathML" display="block">
  <semantics>
    <mrow>
      <mi mathvariant="italic">SE</mi>
      <mo stretchy="false">=</mo>
      <mfrac>
        <mi>σ</mi>
        <msqrt>
          <mi>n</mi>
        </msqrt>
      </mfrac>
    </mrow>
    <annotation encoding="StarMath 5.0">SE = %sigma over sqrt{n}</annotation>
  </semantics>
</math>
</file>

<file path=Object 3/content.xml><?xml version="1.0" encoding="utf-8"?>
<math xmlns="http://www.w3.org/1998/Math/MathML" display="block">
  <semantics>
    <mrow>
      <mi mathvariant="italic">SE</mi>
      <mo stretchy="false">=</mo>
      <mfrac>
        <mi>s</mi>
        <msqrt>
          <mi>n</mi>
        </msqrt>
      </mfrac>
    </mrow>
    <annotation encoding="StarMath 5.0">SE = s over sqrt{n}</annotation>
  </semantics>
</math>
</file>

<file path=Object 4/content.xml><?xml version="1.0" encoding="utf-8"?>
<math xmlns="http://www.w3.org/1998/Math/MathML" display="block">
  <semantics>
    <mrow>
      <mi mathvariant="italic">SE</mi>
      <mo stretchy="false">=</mo>
      <mfrac>
        <mi>s</mi>
        <msqrt>
          <mi>n</mi>
        </msqrt>
      </mfrac>
    </mrow>
    <annotation encoding="StarMath 5.0">SE = s over sqrt{n}</annotation>
  </semantics>
</math>
</file>

<file path=Object 5/content.xml><?xml version="1.0" encoding="utf-8"?>
<math xmlns="http://www.w3.org/1998/Math/MathML" display="block">
  <semantics>
    <mrow>
      <mi mathvariant="italic">SE</mi>
      <mo stretchy="false">=</mo>
      <msqrt>
        <mfrac>
          <mrow>
            <mi>p</mi>
            <mrow>
              <mo fence="true" form="prefix" stretchy="false">(</mo>
              <mrow>
                <mrow>
                  <mn>1</mn>
                  <mo stretchy="false">−</mo>
                  <mi>p</mi>
                </mrow>
              </mrow>
              <mo fence="true" form="postfix" stretchy="false">)</mo>
            </mrow>
          </mrow>
          <mi>n</mi>
        </mfrac>
      </msqrt>
    </mrow>
    <annotation encoding="StarMath 5.0">SE= sqrt{ {p(1-p)} over n }</annotation>
  </semantics>
</math>
</file>

<file path=Object 7/content.xml><?xml version="1.0" encoding="utf-8"?>
<math xmlns="http://www.w3.org/1998/Math/MathML" display="block">
  <semantics>
    <mrow>
      <mi mathvariant="italic">SE</mi>
      <mo stretchy="false">=</mo>
      <mfrac>
        <mi>s</mi>
        <msqrt>
          <mi>n</mi>
        </msqrt>
      </mfrac>
    </mrow>
    <annotation encoding="StarMath 5.0">SE = s over sqrt{n}</annotation>
  </semantics>
</math>
</file>